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BF00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ackground-color="#FF4000"/>
    </style:style>
    <style:style style:name="ce5" style:family="table-cell" style:parent-style-name="Default" style:data-style-name="N0">
      <style:table-cell-properties fo:background-color="#FF8000"/>
    </style:style>
    <style:style style:name="ce6" style:family="table-cell" style:parent-style-name="Default" style:data-style-name="N37">
      <style:text-properties fo:font-size="12pt" style:font-size-asian="12pt" style:font-size-complex="12pt"/>
    </style:style>
    <style:style style:name="ce7" style:family="table-cell" style:parent-style-name="Default" style:data-style-name="N0">
      <style:text-properties fo:font-size="12pt" style:font-size-asian="12pt" style:font-size-complex="12pt"/>
    </style:style>
    <style:style style:name="ce8" style:family="table-cell" style:parent-style-name="Default" style:data-style-name="N37"/>
    <style:style style:name="ce9" style:family="table-cell" style:parent-style-name="Default" style:data-style-name="N0">
      <style:table-cell-properties fo:background-color="#FFBF00"/>
      <style:text-properties fo:font-size="14pt" style:font-size-asian="14pt" style:font-size-complex="14pt"/>
    </style:style>
    <style:style style:name="ce10" style:family="table-cell" style:parent-style-name="Default" style:data-style-name="N36"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808080"/>
    </style:style>
    <style:style style:name="ce12" style:family="table-cell" style:parent-style-name="Default" style:data-style-name="N0">
      <style:table-cell-properties fo:background-color="#999999"/>
    </style:style>
    <style:style style:name="ce13" style:family="table-cell" style:parent-style-name="Default" style:data-style-name="N0">
      <style:table-cell-properties fo:background-color="#DDDDDD"/>
    </style:style>
    <style:style style:name="ce14" style:family="table-cell" style:parent-style-name="Default" style:data-style-name="N19"/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9845cm"/>
    </style:style>
    <style:style style:name="co3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Wunder_M_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5" table:default-cell-style-name="ce1"/>
        <table:table-row table:style-name="ro1">
          <table:table-cell office:value-type="string" table:number-columns-spanned="3" table:number-rows-spanned="2" table:style-name="ce9">
            <text:p>Projektname: AberGym</text:p>
          </table:table-cell>
          <table:covered-table-cell table:number-columns-repeated="2"/>
          <table:table-cell office:value-type="string" table:number-columns-spanned="6" table:number-rows-spanned="2" table:style-name="ce9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office:value-type="string" table:style-name="ce4">
            <text:p>Valentin Dürk</text:p>
          </table:table-cell>
          <table:table-cell table:number-columns-repeated="3" table:style-name="ce4"/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2-12-20T00:00:00" table:style-name="ce14">
            <text:p>20.12.20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Custome Element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2-12-21T00:00:00" table:style-name="ce14">
            <text:p>21.12.20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3-01-10T00:00:00" table:style-name="ce14">
            <text:p>10.01.202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Quarku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3-01-11T00:00:00" table:style-name="ce14">
            <text:p>11.01.202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ixing Ora Vm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3-01-18T00:00:00" table:style-name="ce14">
            <text:p>18.01.20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ixing Ora Vm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3-01-20T00:00:00" table:style-name="ce14">
            <text:p>20.01.202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itHub Action</text:p>
          </table:table-cell>
          <table:table-cell table:number-columns-repeated="3" table:style-name="ce3"/>
          <table:table-cell table:number-columns-repeated="16377" table:style-name="ce1"/>
        </table:table-row>
        <table:table-row table:number-rows-repeated="3" table:style-name="ro2">
          <table:table-cell table:style-name="ce1"/>
          <table:table-cell table:style-name="ce6"/>
          <table:table-cell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style-name="ce1"/>
          <table:table-cell table:style-name="ce8"/>
          <table:table-cell table:number-columns-repeated="16382" table:style-name="ce1"/>
        </table:table-row>
        <table:table-row table:number-rows-repeated="3" table:style-name="ro1">
          <table:table-cell/>
          <table:table-cell table:style-name="ce8"/>
          <table:table-cell table:number-columns-repeated="16382"/>
        </table:table-row>
        <table:table-row table:number-rows-repeated="1048557" table:style-name="ro3">
          <table:table-cell table:number-columns-repeated="16384"/>
        </table:table-row>
      </table:table>
      <table:table table:name="Dürk_V_" table:style-name="ta1">
        <table:table-column table:style-name="co1" table:number-columns-repeated="9" table:default-cell-style-name="ce1"/>
        <table:table-column table:style-name="co3" table:number-columns-repeated="16375" table:default-cell-style-name="ce1"/>
        <table:table-row table:style-name="ro1">
          <table:table-cell office:value-type="string" table:number-columns-spanned="3" table:number-rows-spanned="2" table:style-name="ce9">
            <text:p>Projektname: AberGym</text:p>
          </table:table-cell>
          <table:covered-table-cell table:number-columns-repeated="2"/>
          <table:table-cell office:value-type="string" table:number-columns-spanned="6" table:number-rows-spanned="2" table:style-name="ce9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office:value-type="string" table:style-name="ce4">
            <text:p>Valentin Dürk</text:p>
          </table:table-cell>
          <table:table-cell table:number-columns-repeated="3" table:style-name="ce4"/>
          <table:table-cell table:number-columns-repeated="5" table:style-name="ce3"/>
          <table:table-cell table:number-columns-repeated="16375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0">
            <text:p><text:span text:style-name="T1">28.03.22</text:span></text:p>
          </table:table-cell>
          <table:table-cell office:value-type="float" office:value="2.5" table:style-name="ce1">
            <text:p>2.5</text:p>
          </table:table-cell>
          <table:table-cell office:value-type="string" table:style-name="ce7">
            <text:p>ReadME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0">
            <text:p><text:span text:style-name="T1">30.03.22</text:span></text:p>
          </table:table-cell>
          <table:table-cell office:value-type="float" office:value="0.8" table:style-name="ce1">
            <text:p>0.8</text:p>
          </table:table-cell>
          <table:table-cell office:value-type="string" table:style-name="ce7">
            <text:p>ReadME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3T00:00:00" table:style-name="ce6">
            <text:p>3.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<text:span text:style-name="T1">ERD</text:span>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3T00:00:00" table:style-name="ce6">
            <text:p>3.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Docker-Einarbeiten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4T00:00:00" table:style-name="ce6">
            <text:p>4.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Clickdummy/HTML Page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6T00:00:00" table:style-name="ce6">
            <text:p>6.4.22</text:p>
          </table:table-cell>
          <table:table-cell office:value-type="float" office:value="0.8" table:style-name="ce1">
            <text:p>0.8</text:p>
          </table:table-cell>
          <table:table-cell office:value-type="string" table:style-name="ce7">
            <text:p>Besprechung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18T00:00:00" table:style-name="ce6">
            <text:p>18.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Clickdummy/HTML Page</text:p>
          </table:table-cell>
          <table:table-cell table:number-columns-repeated="16380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23T00:00:00" table:style-name="ce6">
            <text:p>23.4.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Clickdummy/HTML Page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Gesamt:</text:p>
          </table:table-cell>
          <table:table-cell office:value-type="float" office:value="20.100000000000001" table:formula="of:=[.C7]+[.C8]+[.C9]+[.C10]+[.C11]+[.C12]+[.C13]+[.C14]" table:style-name="ce1">
            <text:p>20.1</text:p>
          </table:table-cell>
          <table:table-cell table:number-columns-repeated="16377" table:style-name="ce1"/>
        </table:table-row>
        <table:table-row table:number-rows-repeated="3" table:style-name="ro3">
          <table:table-cell table:number-columns-repeated="16384"/>
        </table:table-row>
        <table:table-row table:style-name="ro1">
          <table:table-cell office:value-type="string" table:style-name="ce4">
            <text:p>Valentin Dürk</text:p>
          </table:table-cell>
          <table:table-cell table:number-columns-repeated="3" table:style-name="ce4"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28T00:00:00" table:style-name="ce10">
            <text:p>28.09.2022</text:p>
          </table:table-cell>
          <table:table-cell office:value-type="float" office:value="2.5" table:style-name="ce1">
            <text:p>2.5</text:p>
          </table:table-cell>
          <table:table-cell office:value-type="string" table:style-name="ce7">
            <text:p>Djangp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30T00:00:00" table:style-name="ce10">
            <text:p>30.09.2022</text:p>
          </table:table-cell>
          <table:table-cell office:value-type="float" office:value="5" table:style-name="ce1">
            <text:p>5</text:p>
          </table:table-cell>
          <table:table-cell office:value-type="string" table:style-name="ce7">
            <text:p>Django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4T00:00:00" table:style-name="ce10">
            <text:p>04.10.2022</text:p>
          </table:table-cell>
          <table:table-cell office:value-type="float" office:value="2.5" table:style-name="ce1">
            <text:p>2.5</text:p>
          </table:table-cell>
          <table:table-cell office:value-type="string" table:style-name="ce7">
            <text:p>ERD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5T00:00:00" table:style-name="ce10">
            <text:p>05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Express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1T00:00:00" table:style-name="ce10">
            <text:p>11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2T00:00:00" table:style-name="ce10">
            <text:p>12.10.2022</text:p>
          </table:table-cell>
          <table:table-cell office:value-type="float" office:value="5" table:style-name="ce1">
            <text:p>5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7"/>
          <table:table-cell table:number-columns-repeated="16380" table:style-name="ce1"/>
        </table:table-row>
        <table:table-row table:style-name="ro1">
          <table:table-cell office:value-type="string" table:style-name="ce4">
            <text:p>Valentin Dürk</text:p>
          </table:table-cell>
          <table:table-cell table:number-columns-repeated="3" table:style-name="ce4"/>
          <table:table-cell table:number-columns-repeated="16380" table:style-name="ce1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0-23T00:00:00" table:style-name="ce6">
            <text:p>23.10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style-name="ce1"/>
          <table:table-cell office:value-type="string" table:style-name="ce1">
            <text:p>Gesamt:</text:p>
          </table:table-cell>
          <table:table-cell office:value-type="float" office:value="23" table:formula="of:=[.C22]+[.C23]+[.C24]+[.C25]+[.C26]+[.C27]+[.C28]+[.C29]" table:style-name="ce1">
            <text:p>23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1-01T00:00:00" table:style-name="ce6">
            <text:p>1.11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04T00:00:00" table:style-name="ce8">
            <text:p>4.11.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re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15T00:00:00" table:style-name="ce8">
            <text:p>15.11.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ixing Backend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4">
            <text:p>Valentin Dürk</text:p>
          </table:table-cell>
          <table:table-cell table:number-columns-repeated="3" table:style-name="ce4"/>
          <table:table-cell table:number-columns-repeated="16380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16380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2-10-23T00:00:00" table:style-name="ce6">
            <text:p>23.10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number-columns-repeated="16380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2-11-01T00:00:00" table:style-name="ce6">
            <text:p>1.11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2-11-04T00:00:00" table:style-name="ce8">
            <text:p>4.11.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re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2-11-15T00:00:00" table:style-name="ce8">
            <text:p>15.11.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ixing Backend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4">
            <text:p>Valentin Dürk</text:p>
          </table:table-cell>
          <table:table-cell table:number-columns-repeated="3" table:style-name="ce4"/>
          <table:table-cell table:number-columns-repeated="16380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16380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2-12-20T00:00:00" table:style-name="ce14">
            <text:p>20.12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Frontend</text:p>
          </table:table-cell>
          <table:table-cell table:number-columns-repeated="16380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2-12-21T00:00:00" table:style-name="ce14">
            <text:p>21.12.20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Anmelde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3-01-10T00:00:00" table:style-name="ce14">
            <text:p>10.01.20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saerch Alternative Vm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3-01-11T00:00:00" table:style-name="ce14">
            <text:p>11.01.202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ra VM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3-01-17T00:00:00" table:style-name="ce14">
            <text:p>17.01.20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Quarkus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date" office:date-value="2023-01-18T00:00:00" table:style-name="ce14">
            <text:p>18.01.2023</text:p>
          </table:table-cell>
          <table:table-cell table:number-columns-repeated="16382" table:style-name="ce1"/>
        </table:table-row>
        <table:table-row table:number-rows-repeated="1048524" table:style-name="ro3">
          <table:table-cell table:number-columns-repeated="16384"/>
        </table:table-row>
      </table:table>
      <table:table table:name="Kuvac_A_" table:style-name="ta1">
        <table:table-column table:style-name="co1" table:number-columns-repeated="9" table:default-cell-style-name="ce1"/>
        <table:table-column table:style-name="co3" table:number-columns-repeated="16375" table:default-cell-style-name="ce1"/>
        <table:table-row table:style-name="ro1">
          <table:table-cell office:value-type="string" table:number-columns-spanned="3" table:number-rows-spanned="2" table:style-name="ce9">
            <text:p>Projektname: AberGym</text:p>
          </table:table-cell>
          <table:covered-table-cell table:number-columns-repeated="2"/>
          <table:table-cell office:value-type="string" table:number-columns-spanned="6" table:number-rows-spanned="2" table:style-name="ce9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office:value-type="string" table:style-name="ce4">
            <text:p>Kuvac</text:p>
          </table:table-cell>
          <table:table-cell table:number-columns-repeated="3" table:style-name="ce4"/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2-12-20T00:00:00" table:style-name="ce14">
            <text:p>20.12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2-12-21T00:00:00" table:style-name="ce14">
            <text:p>21.12.20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3-01-10T00:00:00" table:style-name="ce14">
            <text:p>10.01.20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re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3-01-11T00:00:00" table:style-name="ce14">
            <text:p>11.01.202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ixing Backend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3-01-17T00:00:00" table:style-name="ce14">
            <text:p>17.01.202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ra VM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3-01-18T00:00:00" table:style-name="ce14">
            <text:p>18.01.20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Quarku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table:number-columns-repeated="16384" table:style-name="ce1"/>
        </table:table-row>
        <table:table-row table:number-rows-repeated="2" table:style-name="ro2">
          <table:table-cell table:style-name="ce1"/>
          <table:table-cell table:style-name="ce6"/>
          <table:table-cell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style-name="ce1"/>
          <table:table-cell table:style-name="ce8"/>
          <table:table-cell table:number-columns-repeated="16382" table:style-name="ce1"/>
        </table:table-row>
        <table:table-row table:number-rows-repeated="2" table:style-name="ro1">
          <table:table-cell/>
          <table:table-cell table:style-name="ce8"/>
          <table:table-cell table:number-columns-repeated="16382"/>
        </table:table-row>
        <table:table-row table:number-rows-repeated="1048558" table:style-name="ro3">
          <table:table-cell table:number-columns-repeated="16384"/>
        </table:table-row>
      </table:table>
      <table:table table:name="Übersicht" table:style-name="ta1">
        <table:table-column table:style-name="co1" table:number-columns-repeated="10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3">
            <text:p>Übersicht: AberGym</text:p>
          </table:table-cell>
          <table:table-cell table:number-columns-repeated="9" table:style-name="ce3"/>
          <table:table-cell table:number-columns-repeated="16374"/>
        </table:table-row>
        <table:table-row table:number-rows-repeated="4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Sprint: 2</text:p>
          </table:table-cell>
          <table:table-cell table:number-columns-repeated="3" table:style-name="ce11"/>
          <table:table-cell table:style-name="ce3"/>
          <table:table-cell office:value-type="string" table:style-name="ce12">
            <text:p>Insgesamt: 4. Klasse</text:p>
          </table:table-cell>
          <table:table-cell table:style-name="ce12"/>
          <table:table-cell office:value-type="float" office:value="190.9" table:formula="of:=[.H8]+[.H9]+[.H10]" table:style-name="ce12">
            <text:p>190.9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table:style-name="ce11"/>
          <table:table-cell office:value-type="string" table:style-name="ce11">
            <text:p>Stunden:</text:p>
          </table:table-cell>
          <table:table-cell table:style-name="ce11"/>
          <table:table-cell table:style-name="ce3"/>
          <table:table-cell office:value-type="string" table:style-name="ce12">
            <text:p>Sprint:</text:p>
          </table:table-cell>
          <table:table-cell table:style-name="ce12"/>
          <table:table-cell office:value-type="string" table:style-name="ce12">
            <text:p>Zeit: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20.100000000000001" table:style-name="ce13">
            <text:p>20.1</text:p>
          </table:table-cell>
          <table:table-cell table:style-name="ce13"/>
          <table:table-cell table:style-name="ce3"/>
          <table:table-cell office:value-type="float" office:value="2" table:style-name="ce13">
            <text:p>2</text:p>
          </table:table-cell>
          <table:table-cell table:style-name="ce13"/>
          <table:table-cell office:value-type="float" office:value="83" table:formula="of:=[.C8]+[.C9]+[.C10]+[.C11]" table:style-name="ce13">
            <text:p>83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Felix Hinterleitner</text:p>
          </table:table-cell>
          <table:table-cell table:style-name="ce13"/>
          <table:table-cell office:value-type="float" office:value="19.899999999999999" table:style-name="ce13">
            <text:p>19.9</text:p>
          </table:table-cell>
          <table:table-cell table:style-name="ce13"/>
          <table:table-cell table:style-name="ce3"/>
          <table:table-cell office:value-type="float" office:value="3" table:style-name="ce13">
            <text:p>3</text:p>
          </table:table-cell>
          <table:table-cell table:style-name="ce13"/>
          <table:table-cell office:value-type="float" office:value="45.9" table:formula="of:=[.C16]+[.C17]+[.C18]" table:style-name="ce13">
            <text:p>45.9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21.6" table:style-name="ce13">
            <text:p>21.6</text:p>
          </table:table-cell>
          <table:table-cell table:style-name="ce13"/>
          <table:table-cell table:style-name="ce3"/>
          <table:table-cell office:value-type="float" office:value="4" table:style-name="ce13">
            <text:p>4</text:p>
          </table:table-cell>
          <table:table-cell table:style-name="ce13"/>
          <table:table-cell office:value-type="float" office:value="62" table:formula="of:=[.C24]+[.C25]+[.C26]" table:style-name="ce13">
            <text:p>62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21.4" table:style-name="ce13">
            <text:p>21.4</text:p>
          </table:table-cell>
          <table:table-cell table:style-name="ce13"/>
          <table:table-cell table:style-name="ce3"/>
          <table:table-cell table:number-columns-repeated="3" table:style-name="ce13"/>
          <table:table-cell table:number-columns-repeated="2" table:style-name="ce3"/>
          <table:table-cell table:number-columns-repeated="16374"/>
        </table:table-row>
        <table:table-row table:style-name="ro1">
          <table:table-cell table:number-columns-repeated="4" table:style-name="ce13"/>
          <table:table-cell table:style-name="ce3"/>
          <table:table-cell table:number-columns-repeated="3" table:style-name="ce13"/>
          <table:table-cell table:number-columns-repeated="2" table:style-name="ce3"/>
          <table:table-cell table:number-columns-repeated="16374"/>
        </table:table-row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Sprint: 3</text:p>
          </table:table-cell>
          <table:table-cell table:number-columns-repeated="3" table:style-name="ce11"/>
          <table:table-cell table:style-name="ce3"/>
          <table:table-cell office:value-type="string" table:style-name="ce12">
            <text:p>Insgesamt: 5.</text:p>
          </table:table-cell>
          <table:table-cell table:style-name="ce12"/>
          <table:table-cell office:value-type="float" office:value="196.5" table:formula="of:=[.H16]+[.H17]+[.H18]+[.H19]" table:style-name="ce12">
            <text:p>196.5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table:style-name="ce11"/>
          <table:table-cell office:value-type="string" table:style-name="ce11">
            <text:p>Stunden:</text:p>
          </table:table-cell>
          <table:table-cell table:style-name="ce11"/>
          <table:table-cell table:style-name="ce3"/>
          <table:table-cell office:value-type="string" table:style-name="ce12">
            <text:p>Sprint:</text:p>
          </table:table-cell>
          <table:table-cell table:style-name="ce12"/>
          <table:table-cell office:value-type="string" table:style-name="ce12">
            <text:p>Zeit: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5.4" table:style-name="ce13">
            <text:p>15.4</text:p>
          </table:table-cell>
          <table:table-cell table:style-name="ce13"/>
          <table:table-cell table:style-name="ce3"/>
          <table:table-cell office:value-type="float" office:value="1" table:style-name="ce13">
            <text:p>1</text:p>
          </table:table-cell>
          <table:table-cell table:style-name="ce13"/>
          <table:table-cell office:value-type="float" office:value="48" table:style-name="ce13">
            <text:p>48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4.5" table:style-name="ce13">
            <text:p>14.5</text:p>
          </table:table-cell>
          <table:table-cell table:style-name="ce13"/>
          <table:table-cell table:style-name="ce3"/>
          <table:table-cell office:value-type="float" office:value="2" table:style-name="ce13">
            <text:p>2</text:p>
          </table:table-cell>
          <table:table-cell table:style-name="ce13"/>
          <table:table-cell office:value-type="float" office:value="64" table:style-name="ce13">
            <text:p>64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16" table:style-name="ce13">
            <text:p>16</text:p>
          </table:table-cell>
          <table:table-cell table:style-name="ce13"/>
          <table:table-cell table:style-name="ce3"/>
          <table:table-cell office:value-type="float" office:value="3" table:style-name="ce13">
            <text:p>3</text:p>
          </table:table-cell>
          <table:table-cell table:style-name="ce13"/>
          <table:table-cell office:value-type="float" office:value="40" table:style-name="ce13">
            <text:p>40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table:number-columns-repeated="4" table:style-name="ce13"/>
          <table:table-cell table:style-name="ce3"/>
          <table:table-cell office:value-type="float" office:value="4" table:style-name="ce13">
            <text:p>4</text:p>
          </table:table-cell>
          <table:table-cell table:style-name="ce13"/>
          <table:table-cell office:value-type="float" office:value="44.5" table:style-name="ce13">
            <text:p>44.5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table:number-columns-repeated="4" table:style-name="ce13"/>
          <table:table-cell table:style-name="ce3"/>
          <table:table-cell office:value-type="float" office:value="5" table:style-name="ce13">
            <text:p>5</text:p>
          </table:table-cell>
          <table:table-cell table:style-name="ce13"/>
          <table:table-cell office:value-type="float" office:value="65" table:style-name="ce13">
            <text:p>65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Sprint: 4</text:p>
          </table:table-cell>
          <table:table-cell table:number-columns-repeated="3" table:style-name="ce11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table:style-name="ce11"/>
          <table:table-cell office:value-type="string" table:style-name="ce11">
            <text:p>Stunden:</text:p>
          </table:table-cell>
          <table:table-cell table:style-name="ce11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9.5" table:style-name="ce13">
            <text:p>19.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20" table:style-name="ce13">
            <text:p>20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22.5" table:style-name="ce13">
            <text:p>22.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Sprint: 5</text:p>
          </table:table-cell>
          <table:table-cell table:number-columns-repeated="3" table:style-name="ce11"/>
          <table:table-cell table:style-name="ce1"/>
          <table:table-cell table:number-columns-repeated="5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table:style-name="ce11"/>
          <table:table-cell office:value-type="string" table:style-name="ce11">
            <text:p>Stunden:</text:p>
          </table:table-cell>
          <table:table-cell table:style-name="ce11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2.5" table:style-name="ce13">
            <text:p>12.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2" table:style-name="ce13">
            <text:p>12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13" table:style-name="ce13">
            <text:p>13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5.Klasse</text:p>
          </table:table-cell>
          <table:table-cell table:number-columns-repeated="2" table:style-name="ce11"/>
          <table:table-cell office:value-type="string" table:style-name="ce11">
            <text:p>3 Wochen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office:value-type="string" table:style-name="ce11">
            <text:p>Sprint:1</text:p>
          </table:table-cell>
          <table:table-cell office:value-type="string" table:style-name="ce11">
            <text:p>Stunden:</text:p>
          </table:table-cell>
          <table:table-cell office:value-type="float" office:value="64" table:formula="of:=[.C41]+[.C43]+[.C42]" table:style-name="ce11">
            <text:p>64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23" table:style-name="ce13">
            <text:p>23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8" table:style-name="ce13">
            <text:p>18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23" table:style-name="ce13">
            <text:p>23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number-rows-repeated="3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5.Klasse</text:p>
          </table:table-cell>
          <table:table-cell table:number-columns-repeated="2" table:style-name="ce11"/>
          <table:table-cell office:value-type="string" table:style-name="ce11">
            <text:p>2 Wochen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office:value-type="string" table:style-name="ce11">
            <text:p>Sprint:2</text:p>
          </table:table-cell>
          <table:table-cell office:value-type="string" table:style-name="ce11">
            <text:p>Stunden:</text:p>
          </table:table-cell>
          <table:table-cell office:value-type="float" office:value="40" table:formula="of:=[.C60]+[.C62]+[.C61]" table:style-name="ce11">
            <text:p>40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6.5" table:style-name="ce13">
            <text:p>16.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7" table:style-name="ce13">
            <text:p>17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17" table:style-name="ce13">
            <text:p>17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5.Klasse</text:p>
          </table:table-cell>
          <table:table-cell table:number-columns-repeated="2" table:style-name="ce11"/>
          <table:table-cell office:value-type="string" table:style-name="ce11">
            <text:p>2 Wochen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office:value-type="string" table:style-name="ce11">
            <text:p>Sprint:3</text:p>
          </table:table-cell>
          <table:table-cell office:value-type="string" table:style-name="ce11">
            <text:p>Stunden:</text:p>
          </table:table-cell>
          <table:table-cell office:value-type="float" office:value="50.5" table:formula="of:=[.C51]+[.C53]+[.C52]" table:style-name="ce11">
            <text:p>50.5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2" table:style-name="ce13">
            <text:p>12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2" table:style-name="ce13">
            <text:p>12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16" table:style-name="ce13">
            <text:p>16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5.Klasse</text:p>
          </table:table-cell>
          <table:table-cell table:number-columns-repeated="2" table:style-name="ce11"/>
          <table:table-cell office:value-type="string" table:style-name="ce11">
            <text:p>2 Wochen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office:value-type="string" table:style-name="ce11">
            <text:p>Sprint:4</text:p>
          </table:table-cell>
          <table:table-cell office:value-type="string" table:style-name="ce11">
            <text:p>Stunden:</text:p>
          </table:table-cell>
          <table:table-cell office:value-type="float" office:value="42.5" table:formula="of:=[.C69]+[.C70]+[.C71]" table:style-name="ce11">
            <text:p>42.5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1" table:style-name="ce13">
            <text:p>11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5" table:style-name="ce13">
            <text:p>1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16.5" table:style-name="ce13">
            <text:p>16.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5.Klasse</text:p>
          </table:table-cell>
          <table:table-cell table:number-columns-repeated="2" table:style-name="ce11"/>
          <table:table-cell office:value-type="string" table:style-name="ce11">
            <text:p>3 Wochen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office:value-type="string" table:style-name="ce11">
            <text:p>Sprint:5</text:p>
          </table:table-cell>
          <table:table-cell office:value-type="string" table:style-name="ce11">
            <text:p>Stunden:</text:p>
          </table:table-cell>
          <table:table-cell office:value-type="float" office:value="65" table:formula="of:=[.C78]+[.C79]+[.C80]" table:style-name="ce11">
            <text:p>65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9" table:style-name="ce13">
            <text:p>19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22" table:style-name="ce13">
            <text:p>22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24" table:style-name="ce13">
            <text:p>24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10" table:style-name="ce3"/>
          <table:table-cell table:number-columns-repeated="16374"/>
        </table:table-row>
        <table:table-row table:number-rows-repeated="104849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date-style style:name="N36" number:language="de" number:country="DE">
      <number:day number:style="long"/>
      <number:text>.</number:text>
      <number:month number:style="long"/>
      <number:text>.</number:text>
      <number:year number:style="long"/>
    </number:date-style>
    <number:date-style style:name="N37">
      <number:day/>
      <number:text>.</number:text>
      <number:month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dc:creator>matti</dc:creator>
    <meta:creation-date>2022-04-23T12:58:44Z</meta:creation-date>
    <dc:date>2023-01-24T11:49:37Z</dc:date>
    <meta:editing-cycles>11</meta:editing-cycles>
    <meta:editing-duration>PT0S</meta:editing-duration>
  </office:meta>
</office:document-meta>
</file>